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056in" table:align="left"/>
    </style:style>
    <style:style style:name="Table1.A" style:family="table-column">
      <style:table-column-properties style:column-width="5.905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text-align="start" style:justify-single-word="false" fo:padding="0in" fo:border="none"/>
      <style:text-properties fo:color="#333333" style:font-name="Arial" fo:font-size="12pt" officeooo:rsid="0008ce30" officeooo:paragraph-rsid="000f9214" style:font-size-asian="12pt" style:font-size-complex="12pt"/>
    </style:style>
    <style:style style:name="P2" style:family="paragraph" style:parent-style-name="Table_20_Contents">
      <style:paragraph-properties fo:text-align="justify" style:justify-single-word="false" fo:padding="0in" fo:border="none"/>
      <style:text-properties fo:color="#333333" style:font-name="Arial" fo:font-size="12pt" officeooo:rsid="000f9214" officeooo:paragraph-rsid="000f9214" style:font-size-asian="12pt" style:font-size-complex="12pt"/>
    </style:style>
    <style:style style:name="P3" style:family="paragraph" style:parent-style-name="Table_20_Contents">
      <style:paragraph-properties fo:text-align="justify" style:justify-single-word="false" fo:padding="0in" fo:border="none"/>
      <style:text-properties fo:color="#333333" style:font-name="Arial" fo:font-size="12pt" officeooo:rsid="001063bf" officeooo:paragraph-rsid="001063bf" style:font-size-asian="12pt" style:font-size-complex="12pt"/>
    </style:style>
    <style:style style:name="P4" style:family="paragraph" style:parent-style-name="Table_20_Contents" style:list-style-name="L1">
      <style:paragraph-properties fo:text-align="justify" style:justify-single-word="false" fo:padding="0in" fo:border="none"/>
      <style:text-properties officeooo:paragraph-rsid="001063bf"/>
    </style:style>
    <style:style style:name="P5" style:family="paragraph" style:parent-style-name="Table_20_Contents" style:list-style-name="L1">
      <style:paragraph-properties fo:text-align="justify" style:justify-single-word="false" fo:padding="0in" fo:border="none"/>
      <style:text-properties officeooo:rsid="001063bf" officeooo:paragraph-rsid="001063bf"/>
    </style:style>
    <style:style style:name="P6" style:family="paragraph" style:parent-style-name="Table_20_Contents">
      <style:paragraph-properties fo:text-align="justify" style:justify-single-word="false" fo:padding="0in" fo:border="none"/>
      <style:text-properties officeooo:rsid="001063bf" officeooo:paragraph-rsid="001063bf"/>
    </style:style>
    <style:style style:name="P7" style:family="paragraph" style:parent-style-name="Table_20_Contents" style:list-style-name="L2">
      <style:paragraph-properties fo:text-align="justify" style:justify-single-word="false" fo:padding="0in" fo:border="none"/>
      <style:text-properties officeooo:rsid="001063bf" officeooo:paragraph-rsid="001063bf"/>
    </style:style>
    <style:style style:name="P8" style:family="paragraph" style:parent-style-name="Standard">
      <style:text-properties style:font-name="Arial" officeooo:rsid="000f9214" officeooo:paragraph-rsid="000f9214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0f9214" officeooo:paragraph-rsid="000f9214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1063bf" officeooo:paragraph-rsid="001063bf"/>
    </style:style>
    <style:style style:name="P11" style:family="paragraph" style:parent-style-name="Standard">
      <style:text-properties officeooo:paragraph-rsid="000f921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333333" style:font-name="Arial" fo:font-size="12pt" style:text-underline-style="none" style:font-size-asian="12pt" style:font-size-complex="12pt"/>
    </style:style>
    <style:style style:name="T4" style:family="text">
      <style:text-properties fo:color="#333333" style:font-name="Arial" fo:font-size="12pt" style:text-underline-style="none" officeooo:rsid="001063bf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a xlink:type="simple" xlink:href="http://www.carambula.net/wp-content/uploads/2011/05/2011_MER.pdf" text:style-name="Internet_20_link" text:visited-style-name="Visited_20_Internet_20_Link">http://www.carambula.net/wp-content/uploads/2011/05/2011_MER.pdf</text:a></text:p>
      <text:p text:style-name="P10"><text:a xlink:type="simple" xlink:href="http://www.carambula.net/wp-content/uploads/2012/04/2012_ER_Pasaje-a-Tablas.pdf" text:style-name="Internet_20_link" text:visited-style-name="Visited_20_Internet_20_Link">http://www.carambula.net/wp-content/uploads/2012/04/2012_ER_Pasaje-a-Tablas.pdf</text:a></text:p>
      <text:p text:style-name="P10"><text:a xlink:type="simple" xlink:href="http://www.carambula.net/wp-content/uploads/2010/06/2010_SBD_4_Normalizacion.pdf" text:style-name="Internet_20_link" text:visited-style-name="Visited_20_Internet_20_Link">http://www.carambula.net/wp-content/uploads/2010/06/2010_SBD_4_Normalizacion.pdf</text:a></text:p>
      <text:p text:style-name="P10"/>
      <text:p text:style-name="P9">Sigo teniendo problemas con LECHE, no me convence Num_lote como clave, ademas que para FN3 los atributos de la relacion PRODUCE dependen unicamente de Num_lote (Fecha, Turno, Cantidad), aunque supongo que si se pasara Num_lote como clave o no a la relación habria un dependencia transitiva. Se me ocurren cosas como FECHA clave en LECHE.</text:p>
      <text:p text:style-name="P9"/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Produce (<text:span text:style-name="T1">Num_lote</text:span><text:span text:style-name="T2">, </text:span><text:span text:style-name="T1">Numero_caravana</text:span><text:span text:style-name="T2">, Fecha, Turno, Cantidad)</text:span></text:p>
          </table:table-cell>
        </table:table-row>
        <table:table-row>
          <table:table-cell table:style-name="Table1.A1" office:value-type="string">
            <text:p text:style-name="P1">ProduceLote (<text:span text:style-name="T1">Num_lote</text:span><text:span text:style-name="T2">, Fecha, Turno, Cantidad)</text:span></text:p>
          </table:table-cell>
        </table:table-row>
      </table:table>
      <text:p text:style-name="P11"/>
      <text:p text:style-name="P9">Esto abarca ambas chances… la primera es si Fecha, Turno y Cantidad dependen tanto de Num_lote como de Numero_caravana, o sea, en si la cantidad la profe dijo que era algo del numero de lote, pero en si depende la vaca, mas o menos, la fecha para mi depende del lote, pero… el lote depende de la vaca, no se, es raro con num_lote ahi</text:p>
      <text:p text:style-name="P8"/>
      <text:p text:style-name="P1">Pasa (<text:span text:style-name="T1">Num_estado</text:span><text:span text:style-name="T2">, </text:span><text:span text:style-name="T1">Numero_caravana</text:span><text:span text:style-name="T2">, Fecha_inicio, Fecha_fin)</text:span></text:p>
      <text:p text:style-name="P1"><text:span text:style-name="T2"/></text:p>
      <text:p text:style-name="P2"><text:span text:style-name="T2">Este me confunde un poco tambien, o sea, obviamente num_estado tiene que ver con la fecha inicio, pero no es dependiente de la vaca solo? La vaca es la que entra al estado… Me di cuenta que cardinalidad es N:1 asi que hay solo una clave: Num_estado, en si Numero_caravana no tiene dependencia, pero es clave candidata/atributo primo, asi que creo no necesita. El tema es si Fecha_inicio y _fin dependen de forma transitiva de Numero_Caravana</text:span></text:p>
      <text:p text:style-name="P2"><text:span text:style-name="T2"/></text:p>
      <text:p text:style-name="P2"><text:span text:style-name="T2">CRIA con EVENTO no genera tabla relación por N:1+Totalidad</text:span></text:p>
      <text:p text:style-name="P2"><text:span text:style-name="T2">Cambie las cardinalidades de las relaciones con campo de recria de N:N a N:1, una cria, animal o vaca no vuelve de mas de uno (supongo)</text:span></text:p>
      <text:p text:style-name="P2"><text:span text:style-name="T2"/></text:p>
      <text:p text:style-name="P3"><text:span text:style-name="T2">FN3 Relaciones:</text:span></text:p>
      <text:list xml:id="list4381085374277071608" text:style-name="L1">
        <text:list-item>
          <text:p text:style-name="P4"><text:span text:style-name="T4">Proporciona: No hay atributos no primos, solo claves</text:span></text:p>
        </text:list-item>
        <text:list-item>
          <text:p text:style-name="P5"><text:span text:style-name="T3">Tiene: Idem 1</text:span></text:p>
        </text:list-item>
        <text:list-item>
          <text:p text:style-name="P5"><text:span text:style-name="T3">Hay: Idem 1</text:span></text:p>
        </text:list-item>
        <text:list-item>
          <text:p text:style-name="P5"><text:span text:style-name="T3">Se_da: Cantidad depende tanto del numero del animal como del numero alimento. Pero… fecha? Ese no depende de numero animal? Aunque si me pongo a pensar, capaz depende de que alimento sea para darlo en X fecha.</text:span></text:p>
        </text:list-item>
        <text:list-item>
          <text:p text:style-name="P5"><text:span text:style-name="T3">Retira: Cantidad depende de los 3, creo… el Num_lote es raro, obviamente depende de que cooperativa es (serie) <text:s/>y que fecha es.</text:span></text:p>
        </text:list-item>
        <text:list-item>
          <text:p text:style-name="P5"><text:span text:style-name="T3">Arriba</text:span></text:p>
        </text:list-item>
        <text:list-item>
          <text:p text:style-name="P5"><text:span text:style-name="T3">Arriba</text:span></text:p>
        </text:list-item>
        <text:list-item>
          <text:p text:style-name="P5"><text:span text:style-name="T3">Pasa: Creo que fecha inicio y fin dependen de Num_estado, pero como mencione antes, hay que tener cuidado con que no dependan de Numero_caravana, aunque creo (mirando links de arriba) que mismo si hay dependencia transitiva no importa porque es un atributo primo, CREO.</text:span></text:p>
        </text:list-item>
        <text:list-item>
          <text:p text:style-name="P5"><text:span text:style-name="T3">Evento: No hay atributo que no sea clave</text:span></text:p>
        </text:list-item>
        <text:list-item>
          <text:p text:style-name="P5"><text:span text:style-name="T3">Va: Campo_recria depende de Numero_caravana (supongo, como se plantea </text:span><text:soft-page-break/><text:span text:style-name="T3">mas adelante, si es primo capaz puede ser definido el solito), el tema es Fecha_ida, esta depende Numero_Caravana, pero, depende directamente (o de forma transitiva) de Campo_recria? Y aca se plantea lo mismo de nuevo, atributo primo, ¿lo es? Es candidato, pero la clave de esta relación no fue elegida, fue el resultado de pasaje a tablas…</text:span></text:p>
        </text:list-item>
        <text:list-item>
          <text:p text:style-name="P5"><text:span text:style-name="T3">Retorna: Idem 10</text:span></text:p>
        </text:list-item>
        <text:list-item>
          <text:p text:style-name="P5"><text:span text:style-name="T3">Vuelve: Idem 10</text:span></text:p>
        </text:list-item>
      </text:list>
      <text:p text:style-name="P6"><text:span text:style-name="T3"/></text:p>
      <text:p text:style-name="P6"><text:span text:style-name="T3">FN3 Entidades:</text:span></text:p>
      <text:list xml:id="list955116407260073128" text:style-name="L2">
        <text:list-item>
          <text:p text:style-name="P7"><text:span text:style-name="T3">Alimento: Cantidad y Tipo dependen de Num</text:span></text:p>
        </text:list-item>
        <text:list-item>
          <text:p text:style-name="P7"><text:span text:style-name="T3">Establecimiento, Hectaraias, Cant_Vacas, Cant_Toros dependen de Serie</text:span></text:p>
        </text:list-item>
        <text:list-item>
          <text:p text:style-name="P7"><text:span text:style-name="T3">Animal: Raza, Lugar, Pro_Macho, Pro_Hem, Nacimiento, dependen de Numero</text:span></text:p>
        </text:list-item>
        <text:list-item>
          <text:p text:style-name="P7"><text:span text:style-name="T3">Vaca: Solo clave</text:span></text:p>
        </text:list-item>
        <text:list-item>
          <text:p text:style-name="P7"><text:span text:style-name="T3">Macho: Castrado depende de Numero</text:span></text:p>
        </text:list-item>
        <text:list-item>
          <text:p text:style-name="P7"><text:span text:style-name="T3">Cria: Este ya es mas raro, por ser 1:N con totalidad se pasan los atributos clave de EVENTO como atributos de la entidad. El tema aca seria Fecha, porque Num_vaca y Num_toro dependen de Num_Cria o son primos</text:span></text:p>
        </text:list-item>
        <text:list-item>
          <text:p text:style-name="P7"><text:span text:style-name="T3">Personal: Nacimiento, Cargo, Nombre, dependen de CI</text:span></text:p>
        </text:list-item>
        <text:list-item>
          <text:p text:style-name="P7"><text:span text:style-name="T3">Campo de recria: Solo hay clave</text:span></text:p>
        </text:list-item>
        <text:list-item>
          <text:p text:style-name="P7"><text:span text:style-name="T3">Leche: Tipo, Cantidad y Recuento dependen de Num_lote, aunque… Cantidad depende de Tipo? Porque si hay distintos tipos de leche, la cantidad seria segun el tipo… Toda la entidad leche me da problemas…</text:span></text:p>
        </text:list-item>
        <text:list-item>
          <text:p text:style-name="P7"><text:span text:style-name="T3">Estado: Nombre depende de Num</text:span></text:p>
        </text:list-item>
        <text:list-item>
          <text:p text:style-name="P7"><text:span text:style-name="T3">Cooperativa: Solo clav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05:22:45.861416833</meta:creation-date>
    <dc:date>2016-07-26T06:12:12.110837345</dc:date>
    <meta:editing-duration>PT17M30S</meta:editing-duration>
    <meta:editing-cycles>1</meta:editing-cycles>
    <meta:document-statistic meta:table-count="1" meta:image-count="0" meta:object-count="0" meta:page-count="2" meta:paragraph-count="36" meta:word-count="599" meta:character-count="3716" meta:non-whitespace-character-count="3175"/>
    <meta:generator>LibreOffice/5.0.6.3$Linux_X86_64 LibreOffice_project/00m0$Build-3</meta:generator>
  </office:meta>
</office:document-meta>
</file>